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nstruction</text:p>
          </table:table-cell>
          <table:table-cell table:style-name="Default" office:value-type="string" calcext:value-type="string">
            <text:p>BHT(2-bit)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misP. Counter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SLT R1,R2,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EQZ R1,L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n salta mai, r2 sempre &gt; 5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DADDI R2,R0,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 : SLT R4,R6,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EQZ R4,L2</text:p>
          </table:table-cell>
          <table:table-cell office:value-type="string" calcext:value-type="string">
            <text:p>0-1-2-3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ranch sempre, r2 sempre &lt; 5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DADDI R12,R0,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DSUB R3,R1,R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BEQZ R3,L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ranch mai, r2 e’ sempre maggiore di 5 e r1 e’ 0 o 1</text:p>
          </table:table-cell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L3 : 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DADDI R10,R10,#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BNEZ R10,L0</text:p>
          </table:table-cell>
          <table:table-cell office:value-type="string" calcext:value-type="string">
            <text:p>0-1-2-3….2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-...3</text:p>
          </table:table-cell>
          <table:table-cell office:value-type="string" calcext:value-type="string">
            <text:p>branch sempre, tranne ultima volta</text:p>
          </table:table-cell>
        </table:table-row>
        <table:table-row table:style-name="ro1">
          <table:table-cell office:value-type="string" calcext:value-type="string">
            <text:p>0x0044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isprediction Ratio = (0+2+0+3) / 400 = 1.25%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0:26:05.645704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0:40.801745595</meta:creation-date>
    <meta:generator>LibreOffice/6.0.7.3$Linux_X86_64 LibreOffice_project/00m0$Build-3</meta:generator>
    <dc:date>2019-02-27T10:28:07.848257055</dc:date>
    <meta:editing-duration>PT2H14M36S</meta:editing-duration>
    <meta:editing-cycles>10</meta:editing-cycles>
    <meta:document-statistic meta:table-count="1" meta:cell-count="74" meta:object-count="0"/>
  </office:meta>
</office:document-meta>
</file>